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3466*"/>
    </style:style>
    <style:style style:name="Table1.B" style:family="table-column">
      <style:table-column-properties style:rel-column-width="13466*"/>
    </style:style>
    <style:style style:name="Table1.C" style:family="table-column">
      <style:table-column-properties style:rel-column-width="17954*"/>
    </style:style>
    <style:style style:name="Table1.D" style:family="table-column">
      <style:table-column-properties style:rel-column-width="20648*"/>
    </style:style>
  </office:automatic-styles>
  <office:body>
    <office:text>
      <text:p text:style-name="Title">Practice Fina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final exam will be a closed-book paper exam without a calculator. Exam questions will be similar in type to those found here, but fewer in number. While this practice exam is a good study guide, we highly recommend being familiar with <text:span text:style-name="T1">all the material</text:span> (including but not limited to your previous exams, labs, projects, quizzes and homework) as well.</text:p>
      <text:h text:style-name="Heading_20_1" text:outline-level="1"><text:bookmark-start text:name="problem-0-warm-up"/>Problem 0 (Warm-up)<text:bookmark-end text:name="problem-0-warm-up"/></text:h>
      <text:list text:style-name="L1">
        <text:list-item>
          <text:p text:style-name="P1">What is the escape sequence for a new line?</text:p>
        </text:list-item>
        <text:list-item>
          <text:p text:style-name="P1">What is the return type of a constructor?</text:p>
        </text:list-item>
        <text:list-item>
          <text:p text:style-name="P1">List 4 datatypes.</text:p>
        </text:list-item>
        <text:list-item>
          <text:p text:style-name="P1">What is the difference between a variable and a constant?</text:p>
        </text:list-item>
        <text:list-item>
          <text:p text:style-name="P1">In an exam class, if I want to keep track of the total number of exams should the attribute be static or non-static?</text:p>
        </text:list-item>
        <text:list-item>
          <text:p text:style-name="P1">Write a condition that evaluates to true if an int length is between 4 and 16, both inclusive.</text:p>
        </text:list-item>
        <text:list-item>
          <text:p text:style-name="P1">Write a statement or statements that creates an int array of size 50 with each index containing that index as its value. (i.e. 0 at <text:span text:style-name="Source_Text"><text:span text:style-name="OperatorTok">[</text:span><text:span text:style-name="DecValTok">0</text:span><text:span text:style-name="OperatorTok">]</text:span></text:span>, 13 at <text:span text:style-name="Source_Text"><text:span text:style-name="OperatorTok">[</text:span><text:span text:style-name="DecValTok">13</text:span><text:span text:style-name="OperatorTok">]</text:span></text:span>, 49 at <text:span text:style-name="Source_Text"><text:span text:style-name="OperatorTok">[</text:span><text:span text:style-name="DecValTok">49</text:span><text:span text:style-name="OperatorTok">]</text:span></text:span>, etc.).</text:p>
        </text:list-item>
        <text:list-item>
          <text:p text:style-name="P1">Write a statement or statements to create a random number generator called <text:span text:style-name="Source_Text"><text:span text:style-name="NormalTok">examRand</text:span></text:span> and use it to generate a random number between 40 and 57 (inclusive).</text:p>
        </text:list-item>
      </text:list>
      <text:h text:style-name="Heading_20_1" text:outline-level="1"><text:bookmark-start text:name="problem-1"/>Problem 1<text:bookmark-end text:name="problem-1"/></text:h>
      <text:p text:style-name="First_20_paragraph">Consider the code below:</text:p>
      <text:p text:style-name="Preformatted_20_Text">
<text:span text:style-name="KeywordTok">class</text:span><text:span text:style-name="NormalTok"><text:s text:c="1"/>VirtualPet</text:span><text:span text:style-name="OperatorTok">{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string</text:span><text:span text:style-name="NormalTok"><text:s text:c="1"/>name </text:span><text:span text:style-name="OperatorTok">=</text:span><text:span text:style-name="NormalTok"><text:s text:c="1"/></text:span><text:span text:style-name="StringTok">"Blank"</text:span><text:span text:style-name="OperatorTok">;</text:span><text:span text:style-name="NormalTok"><text:s text:c="10"/></text:span><text:span text:style-name="CommentTok">// Name of the pet.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decimal</text:span><text:span text:style-name="NormalTok"><text:s text:c="1"/>hungerLevel </text:span><text:span text:style-name="OperatorTok">=</text:span><text:span text:style-name="NormalTok"><text:s text:c="1"/></text:span><text:span text:style-name="DecValTok">1</text:span><text:span text:style-name="NormalTok">m</text:span><text:span text:style-name="OperatorTok">;</text:span><text:span text:style-name="NormalTok"><text:s text:c="7"/></text:span><text:span text:style-name="CommentTok">// Level of hunger, with 1 being full, in percent.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decimal</text:span><text:span text:style-name="NormalTok"><text:s text:c="1"/>happinessLevel </text:span><text:span text:style-name="OperatorTok">=</text:span><text:span text:style-name="NormalTok"><text:s text:c="1"/></text:span><text:span text:style-name="DecValTok">1</text:span><text:span text:style-name="NormalTok">m</text:span><text:span text:style-name="OperatorTok">;</text:span><text:span text:style-name="NormalTok"><text:s text:c="4"/></text:span><text:span text:style-name="CommentTok">// Level of happiness, in percent</text:span>
</text:p>
      <text:p text:style-name="Preformatted_20_Text">
</text:p>
      <text:p text:style-name="Preformatted_20_Text">
<text:span text:style-name="NormalTok"><text:s text:c="4"/></text:span><text:span text:style-name="KeywordTok">public</text:span><text:span text:style-name="NormalTok"><text:s text:c="1"/></text:span><text:span text:style-name="DataTypeTok">void</text:span><text:span text:style-name="NormalTok"><text:s text:c="1"/></text:span><text:span text:style-name="FunctionTok">SetName</text:span><text:span text:style-name="OperatorTok">(</text:span><text:span text:style-name="DataTypeTok">string</text:span><text:span text:style-name="NormalTok"><text:s text:c="1"/>nameP</text:span><text:span text:style-name="OperatorTok">)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8"/>name </text:span><text:span text:style-name="OperatorTok">=</text:span><text:span text:style-name="NormalTok"><text:s text:c="1"/>nameP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list text:style-name="L2">
        <text:list-item>
          <text:p text:style-name="P2">Write a statement to instantiate a <text:span text:style-name="Source_Text"><text:span text:style-name="NormalTok">VirtualPet</text:span></text:span> object called <text:span text:style-name="Source_Text"><text:span text:style-name="NormalTok">firstPet</text:span></text:span>.</text:p>
        </text:list-item>
        <text:list-item>
          <text:p text:style-name="P2">Write a getter for the name attribute.</text:p>
        </text:list-item>
        <text:list-item>
          <text:p text:style-name="P2">Write a setter for the <text:span text:style-name="Source_Text"><text:span text:style-name="NormalTok">hungerLevel</text:span></text:span> attribute that takes one decimal. The argument should be assigned to the <text:span text:style-name="Source_Text"><text:span text:style-name="NormalTok">hungerLevel</text:span></text:span> attribute only if it is between 0 and 1 (both included), otherwise the attribute should get the value 0.</text:p>
        </text:list-item>
        <text:list-item>
          <text:p text:style-name="P2">Draw the UML diagram for the <text:span text:style-name="Source_Text"><text:span text:style-name="NormalTok">VirtualPet</text:span></text:span> class, including the methods you just added.</text:p>
        </text:list-item>
        <text:list-item>
          <text:p text:style-name="P2">Write a constructor that takes 3 arguments (<text:span text:style-name="Source_Text"><text:span text:style-name="DataTypeTok">string</text:span></text:span>, <text:span text:style-name="Source_Text"><text:span text:style-name="DataTypeTok">decimal</text:span></text:span>, <text:span text:style-name="Source_Text"><text:span text:style-name="DataTypeTok">decimal</text:span></text:span>) for the <text:span text:style-name="Source_Text"><text:span text:style-name="NormalTok">VirtualPet</text:span></text:span> class. Your constructor should be such that if one of the decimal arguments is not between 0 and 1 (both included), then 0 gets assigned to both decimal attributes.</text:p>
        </text:list-item>
        <text:list-item>
          <text:p text:style-name="P2">Your earlier statement that created the firstPet object will no longer compile after you add the constructor. Why is this the case?</text:p>
        </text:list-item>
        <text:list-item>
          <text:p text:style-name="P2">Write a <text:span text:style-name="Source_Text"><text:span text:style-name="NormalTok">ToString</text:span></text:span> method for the <text:span text:style-name="Source_Text"><text:span text:style-name="NormalTok">VirtualPet</text:span></text:span> class. It should display the name, <text:span text:style-name="Source_Text"><text:span text:style-name="NormalTok">hungerLevel</text:span></text:span>, and <text:span text:style-name="Source_Text"><text:span text:style-name="NormalTok">happinessLevel</text:span></text:span>. (Bonus) Display <text:span text:style-name="Source_Text"><text:span text:style-name="NormalTok">hungerLevel</text:span></text:span> and <text:span text:style-name="Source_Text"><text:span text:style-name="NormalTok">happinessLevel</text:span></text:span> graphically: for instance, if <text:span text:style-name="Source_Text"><text:span text:style-name="NormalTok">hungerLevel</text:span></text:span> is at 4.5, display “Hunger: XXXX”. You may freely use symbols as if they were normal letters.</text:p>
        </text:list-item>
        <text:list-item>
          <text:p text:style-name="P2">Write a statement that would use the <text:span text:style-name="Source_Text"><text:span text:style-name="NormalTok">ToString</text:span></text:span> method from the <text:span text:style-name="Source_Text"><text:span text:style-name="NormalTok">VirtualPet</text:span></text:span> class you just added to display information about the <text:span text:style-name="Source_Text"><text:span text:style-name="NormalTok">secondPet</text:span></text:span> object.</text:p>
        </text:list-item>
      </text:list>
      <text:h text:style-name="Heading_20_1" text:outline-level="1"><text:bookmark-start text:name="problem-2"/>Problem 2<text:bookmark-end text:name="problem-2"/></text:h>
      <text:p text:style-name="First_20_paragraph">This question will have you partially design, implement and use class to represent hamburgers. A Burger has a name, a price, a Boolean for dairy, and a type (typically beef, pork, chicken, veggie).</text:p>
      <text:list text:style-name="L3">
        <text:list-item>
          <text:p text:style-name="P3">Draw the UML diagram for the Burger class, assuming it contains the listed attributes, a getter for the name attribute and a setter for the price attribute. Do not include any other methods.</text:p>
        </text:list-item>
        <text:list-item>
          <text:p text:style-name="P3">Write a setter for the price attribute.</text:p>
        </text:list-item>
        <text:list-item>
          <text:p text:style-name="P3">Write an additional constructor that takes a name, a dairy, and a type. The price should then be set according to the following table. If the value for type is not in the table, price should be set to -99.99.</text:p>
        </text:list-item>
        <text:list-item>
          <text:p text:style-name="P3">Write a static method Promotion that takes as an argument a price and returns a value 75% of the argument.</text:p>
        </text:list-item>
        <text:list-item>
          <text:p text:style-name="P3">Write a <text:span text:style-name="Source_Text"><text:span text:style-name="NormalTok">ToString</text:span></text:span> method. The string returned should contain the values of all attributes.</text:p>
        </text:list-item>
      </text:list>
      <text:h text:style-name="Heading_20_1" text:outline-level="1"><text:bookmark-start text:name="problem-3"/>Problem 3<text:bookmark-end text:name="problem-3"/></text:h>
      <text:p text:style-name="First_20_paragraph">Complete the table based on the cod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x</text:p>
            </table:table-cell>
            <table:table-cell table:style-name="TableHeaderRowCell" office:value-type="string">
              <text:p text:style-name="Table_20_Heading">y</text:p>
            </table:table-cell>
            <table:table-cell table:style-name="TableHeaderRowCell" office:value-type="string">
              <text:p text:style-name="Table_20_Heading">z</text:p>
            </table:table-cell>
            <table:table-cell table:style-name="TableHeaderRowCell" office:value-type="string">
              <text:p text:style-name="Table_20_Heading">Displays</text:p>
            </table:table-cell>
          </table:table-row>
        </table:table-header-rows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e’</text:p>
          </table:table-cell>
          <table:table-cell table:style-name="TableRowCell" office:value-type="string">
            <text:p text:style-name="Table_20_Contents">18.2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-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4.6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b’</text:p>
          </table:table-cell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-33.7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5</text:p>
          </table:table-cell>
        </table:table-row>
      </table:table>
      <text:p text:style-name="Preformatted_20_Text">
<text:span text:style-name="DataTypeTok">int</text:span><text:span text:style-name="NormalTok"><text:s text:c="1"/>x</text:span><text:span text:style-name="OperatorTok">;</text:span>
</text:p>
      <text:p text:style-name="Preformatted_20_Text">
<text:span text:style-name="DataTypeTok">char</text:span><text:span text:style-name="NormalTok"><text:s text:c="1"/>y</text:span><text:span text:style-name="OperatorTok">;</text:span>
</text:p>
      <text:p text:style-name="Preformatted_20_Text">
<text:span text:style-name="DataTypeTok">decimal</text:span><text:span text:style-name="NormalTok"><text:s text:c="1"/>z</text:span><text:span text:style-name="OperatorTok">;</text:span>
</text:p>
      <text:p text:style-name="Preformatted_20_Text">
</text:p>
      <text:p text:style-name="Preformatted_20_Text">
<text:span text:style-name="CommentTok">// x, y, and z are given legal values</text:span>
</text:p>
      <text:p text:style-name="Preformatted_20_Text">
</text:p>
      <text:p text:style-name="Preformatted_20_Text">
<text:span text:style-name="KeywordTok">if</text:span><text:span text:style-name="OperatorTok">(</text:span><text:span text:style-name="NormalTok">x</text:span><text:span text:style-name="OperatorTok">&lt;</text:span><text:span text:style-name="DecValTok">0</text:span><text:span text:style-name="NormalTok"><text:s text:c="1"/></text:span><text:span text:style-name="OperatorTok">&amp;&amp;</text:span><text:span text:style-name="NormalTok"><text:s text:c="1"/>y </text:span><text:span text:style-name="OperatorTok">==</text:span><text:span text:style-name="NormalTok"><text:s text:c="1"/></text:span><text:span text:style-name="CharTok">'a'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1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z</text:span><text:span text:style-name="OperatorTok">%</text:span><text:span text:style-name="DecValTok">2</text:span><text:span text:style-name="OperatorTok">==</text:span><text:span text:style-name="DecValTok">0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2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y</text:span><text:span text:style-name="OperatorTok">==</text:span><text:span text:style-name="CharTok">'c'</text:span><text:span text:style-name="NormalTok"><text:s text:c="1"/></text:span><text:span text:style-name="OperatorTok">||</text:span><text:span text:style-name="NormalTok"><text:s text:c="1"/>y</text:span><text:span text:style-name="OperatorTok">==</text:span><text:span text:style-name="CharTok">'d'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3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x</text:span><text:span text:style-name="OperatorTok">!=</text:span><text:span text:style-name="DecValTok">0</text:span><text:span text:style-name="NormalTok"><text:s text:c="1"/></text:span><text:span text:style-name="OperatorTok">&amp;&amp;</text:span><text:span text:style-name="NormalTok"><text:s text:c="1"/>z</text:span><text:span text:style-name="OperatorTok">!=</text:span><text:span text:style-name="DecValTok">0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4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OperatorTok">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5"</text:span><text:span text:style-name="OperatorTok">);</text:span>
</text:p>
      <text:p text:style-name="Preformatted_20_Text">
<text:span text:style-name="OperatorTok">}</text:span>
</text:p>
      <text:h text:style-name="Heading_20_1" text:outline-level="1"><text:bookmark-start text:name="problem-4"/>Problem 4<text:bookmark-end text:name="problem-4"/></text:h>
      <text:p text:style-name="First_20_paragraph">Given two int arrays of equal length, write a code segment that compares the values at each index to see if they match. Return the total number of matches.</text:p>
      <text:h text:style-name="Heading_20_1" text:outline-level="1"><text:bookmark-start text:name="problem-5-deceptively-hard"/>Problem 5 (Deceptively hard)<text:bookmark-end text:name="problem-5-deceptively-hard"/></text:h>
      <text:p text:style-name="First_20_paragraph">Given two string arrays (array A and array B) of unknown (possibly different) lengths, determine if there are any values found in both A and B. If they exist, display them to the screen. At the end of the program, display the total number of common values between A and B. If there are repeating values in either or both arrays, each should only be counted once.</text:p>
      <text:p text:style-name="Text_20_body">(Bonus): How could Lists be used to make this problem easier?</text:p>
      <text:h text:style-name="Heading_20_1" text:outline-level="1"><text:bookmark-start text:name="problem-6"/>Problem 6<text:bookmark-end text:name="problem-6"/></text:h>
      <text:p text:style-name="First_20_paragraph">Write a program that declares an int variable called “pin” and asks the user for their pin. As long as the user enters something that is not a number, is negative, or greater than 9999, your program should ask again.</text:p>
      <text:p text:style-name="Text_20_body">(Bonus): Your code should make sure that the pin has exactly 4 digits, including leading zeros.</text:p>
      <text:h text:style-name="Heading_20_1" text:outline-level="1"><text:bookmark-start text:name="problem-7"/>Problem 7<text:bookmark-end text:name="problem-7"/></text:h>
      <text:list text:style-name="L4">
        <text:list-item>
          <text:p text:style-name="P4">Write a statement that would create an int array of size 100.</text:p>
        </text:list-item>
        <text:list-item>
          <text:p text:style-name="P4">Write a series of statements that would ask the user to enter a value for each cell in the array (no need to perform user-input validation, but you may if you like).</text:p>
        </text:list-item>
        <text:list-item>
          <text:p text:style-name="P4">Write a series of statements that would ask the user to enter a value, displaying “In your array” if the value is in your array.</text:p>
        </text:list-item>
        <text:list-item>
          <text:p text:style-name="P4">Write a series of statements that would display the sum of values in the array.</text:p>
        </text:list-item>
        <text:list-item>
          <text:p text:style-name="P4">Write a series of statements that would display the product of all the non-zero values in the array.</text:p>
        </text:list-item>
        <text:list-item>
          <text:p text:style-name="P4">Write a series of statements that would display the smallest index of the greatest value in the array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Practice Fina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03Z</meta:creation-date>
    <dc:date>2024-05-22T17:31:03Z</dc:date>
    <meta:user-defined meta:name="date" meta:value-type="string">May  22, 2024 (01:3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